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E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office:value-type="string" calcext:value-type="string">
            <text:p>r3k2r/p1ppqpb1/bn2pnp1/3PN3/1p2P3/2N2Q1p/PPPBBPPP/R3K2R w KQkq - 0 1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 calcext:value-type="string">
            <text:p>Depth 5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office:value-type="string" calcext:value-type="string">
            <text:p>Divide results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 calcext:value-type="string">
            <text:p>ROCE</text:p>
          </table:table-cell>
          <table:table-cell table:style-name="ce1" table:number-columns-repeated="3"/>
          <table:table-cell table:style-name="ce1" office:value-type="string" calcext:value-type="string">
            <text:p>Kestrel</text:p>
          </table:table-cell>
          <table:table-cell table:style-name="ce1" table:number-columns-repeated="2"/>
          <table:table-cell table:style-name="ce1" office:value-type="string" calcext:value-type="string">
            <text:p>diff</text:p>
          </table:table-cell>
          <table:table-cell table:style-name="ce1" table:number-columns-repeated="1015"/>
          <table:table-cell/>
        </table:table-row>
        <table:table-row table:style-name="ro1">
          <table:table-cell office:value-type="string" calcext:value-type="string">
            <text:p>a1b1</text:p>
          </table:table-cell>
          <table:table-cell office:value-type="float" office:value="3827454" calcext:value-type="float">
            <text:p>3827454</text:p>
          </table:table-cell>
          <table:table-cell table:number-columns-repeated="2"/>
          <table:table-cell office:value-type="string" calcext:value-type="string">
            <text:p>a1b1</text:p>
          </table:table-cell>
          <table:table-cell office:value-type="float" office:value="3827455" calcext:value-type="float">
            <text:p>3827455</text:p>
          </table:table-cell>
          <table:table-cell/>
          <table:table-cell table:formula="of:=[.F9]-[.B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c1</text:p>
          </table:table-cell>
          <table:table-cell office:value-type="float" office:value="3814203" calcext:value-type="float">
            <text:p>3814203</text:p>
          </table:table-cell>
          <table:table-cell table:number-columns-repeated="2"/>
          <table:table-cell office:value-type="string" calcext:value-type="string">
            <text:p>a1c1</text:p>
          </table:table-cell>
          <table:table-cell office:value-type="float" office:value="3814204" calcext:value-type="float">
            <text:p>3814204</text:p>
          </table:table-cell>
          <table:table-cell/>
          <table:table-cell table:formula="of:=[.F10]-[.B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d1</text:p>
          </table:table-cell>
          <table:table-cell office:value-type="float" office:value="3568344" calcext:value-type="float">
            <text:p>3568344</text:p>
          </table:table-cell>
          <table:table-cell table:number-columns-repeated="2"/>
          <table:table-cell office:value-type="string" calcext:value-type="string">
            <text:p>a1d1</text:p>
          </table:table-cell>
          <table:table-cell office:value-type="float" office:value="3568345" calcext:value-type="float">
            <text:p>3568345</text:p>
          </table:table-cell>
          <table:table-cell/>
          <table:table-cell table:formula="of:=[.F11]-[.B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a3</text:p>
          </table:table-cell>
          <table:table-cell office:value-type="float" office:value="4627439" calcext:value-type="float">
            <text:p>4627439</text:p>
          </table:table-cell>
          <table:table-cell table:number-columns-repeated="2"/>
          <table:table-cell office:value-type="string" calcext:value-type="string">
            <text:p>a2a3</text:p>
          </table:table-cell>
          <table:table-cell office:value-type="float" office:value="4627439" calcext:value-type="float">
            <text:p>4627439</text:p>
          </table:table-cell>
          <table:table-cell/>
          <table:table-cell table:formula="of:=[.F12]-[.B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2a4</text:p>
          </table:table-cell>
          <table:table-cell table:style-name="ce2" office:value-type="float" office:value="4387586" calcext:value-type="float">
            <text:p>4387586</text:p>
          </table:table-cell>
          <table:table-cell table:style-name="ce2" table:number-columns-repeated="2"/>
          <table:table-cell table:style-name="ce2" office:value-type="string" calcext:value-type="string">
            <text:p>a2a4</text:p>
          </table:table-cell>
          <table:table-cell table:style-name="ce2" office:value-type="float" office:value="4387279" calcext:value-type="float">
            <text:p>4387279</text:p>
          </table:table-cell>
          <table:table-cell table:style-name="ce2"/>
          <table:table-cell table:style-name="ce2" table:formula="of:=[.F13]-[.B13]" office:value-type="float" office:value="-307" calcext:value-type="float">
            <text:p>-307</text:p>
          </table:table-cell>
          <table:table-cell table:style-name="ce2"/>
          <table:table-cell table:style-name="ce2" office:value-type="string" calcext:value-type="string">
            <text:p>Make this move and repeat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b2b3</text:p>
          </table:table-cell>
          <table:table-cell office:value-type="float" office:value="3768824" calcext:value-type="float">
            <text:p>3768824</text:p>
          </table:table-cell>
          <table:table-cell table:number-columns-repeated="2"/>
          <table:table-cell office:value-type="string" calcext:value-type="string">
            <text:p>b2b3</text:p>
          </table:table-cell>
          <table:table-cell office:value-type="float" office:value="3768825" calcext:value-type="float">
            <text:p>3768825</text:p>
          </table:table-cell>
          <table:table-cell/>
          <table:table-cell table:formula="of:=[.F14]-[.B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a4</text:p>
          </table:table-cell>
          <table:table-cell office:value-type="float" office:value="4628497" calcext:value-type="float">
            <text:p>4628497</text:p>
          </table:table-cell>
          <table:table-cell table:number-columns-repeated="2"/>
          <table:table-cell office:value-type="string" calcext:value-type="string">
            <text:p>c3a4</text:p>
          </table:table-cell>
          <table:table-cell office:value-type="float" office:value="4628389" calcext:value-type="float">
            <text:p>4628389</text:p>
          </table:table-cell>
          <table:table-cell/>
          <table:table-cell table:formula="of:=[.F15]-[.B15]" office:value-type="float" office:value="-108" calcext:value-type="float">
            <text:p>-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1</text:p>
          </table:table-cell>
          <table:table-cell office:value-type="float" office:value="3996171" calcext:value-type="float">
            <text:p>3996171</text:p>
          </table:table-cell>
          <table:table-cell table:number-columns-repeated="2"/>
          <table:table-cell office:value-type="string" calcext:value-type="string">
            <text:p>c3b1</text:p>
          </table:table-cell>
          <table:table-cell office:value-type="float" office:value="3996104" calcext:value-type="float">
            <text:p>3996104</text:p>
          </table:table-cell>
          <table:table-cell/>
          <table:table-cell table:formula="of:=[.F16]-[.B16]" office:value-type="float" office:value="-67" calcext:value-type="float">
            <text:p>-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b5</text:p>
          </table:table-cell>
          <table:table-cell office:value-type="float" office:value="4317482" calcext:value-type="float">
            <text:p>4317482</text:p>
          </table:table-cell>
          <table:table-cell table:number-columns-repeated="2"/>
          <table:table-cell office:value-type="string" calcext:value-type="string">
            <text:p>c3b5</text:p>
          </table:table-cell>
          <table:table-cell office:value-type="float" office:value="4317484" calcext:value-type="float">
            <text:p>4317484</text:p>
          </table:table-cell>
          <table:table-cell/>
          <table:table-cell table:formula="of:=[.F17]-[.B17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d1</text:p>
          </table:table-cell>
          <table:table-cell office:value-type="float" office:value="3995761" calcext:value-type="float">
            <text:p>3995761</text:p>
          </table:table-cell>
          <table:table-cell table:number-columns-repeated="2"/>
          <table:table-cell office:value-type="string" calcext:value-type="string">
            <text:p>c3d1</text:p>
          </table:table-cell>
          <table:table-cell office:value-type="float" office:value="3995694" calcext:value-type="float">
            <text:p>3995694</text:p>
          </table:table-cell>
          <table:table-cell/>
          <table:table-cell table:formula="of:=[.F18]-[.B18]" office:value-type="float" office:value="-67" calcext:value-type="float">
            <text:p>-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c1</text:p>
          </table:table-cell>
          <table:table-cell office:value-type="float" office:value="3793390" calcext:value-type="float">
            <text:p>3793390</text:p>
          </table:table-cell>
          <table:table-cell table:number-columns-repeated="2"/>
          <table:table-cell office:value-type="string" calcext:value-type="string">
            <text:p>d2c1</text:p>
          </table:table-cell>
          <table:table-cell office:value-type="float" office:value="3793391" calcext:value-type="float">
            <text:p>3793391</text:p>
          </table:table-cell>
          <table:table-cell/>
          <table:table-cell table:formula="of:=[.F19]-[.B1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e3</text:p>
          </table:table-cell>
          <table:table-cell office:value-type="float" office:value="4407041" calcext:value-type="float">
            <text:p>4407041</text:p>
          </table:table-cell>
          <table:table-cell table:number-columns-repeated="2"/>
          <table:table-cell office:value-type="string" calcext:value-type="string">
            <text:p>d2e3</text:p>
          </table:table-cell>
          <table:table-cell office:value-type="float" office:value="4407042" calcext:value-type="float">
            <text:p>4407042</text:p>
          </table:table-cell>
          <table:table-cell/>
          <table:table-cell table:formula="of:=[.F20]-[.B2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f4</text:p>
          </table:table-cell>
          <table:table-cell office:value-type="float" office:value="3941257" calcext:value-type="float">
            <text:p>3941257</text:p>
          </table:table-cell>
          <table:table-cell table:number-columns-repeated="2"/>
          <table:table-cell office:value-type="string" calcext:value-type="string">
            <text:p>d2f4</text:p>
          </table:table-cell>
          <table:table-cell office:value-type="float" office:value="3941258" calcext:value-type="float">
            <text:p>3941258</text:p>
          </table:table-cell>
          <table:table-cell/>
          <table:table-cell table:formula="of:=[.F21]-[.B2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g5</text:p>
          </table:table-cell>
          <table:table-cell office:value-type="float" office:value="4370915" calcext:value-type="float">
            <text:p>4370915</text:p>
          </table:table-cell>
          <table:table-cell table:number-columns-repeated="2"/>
          <table:table-cell office:value-type="string" calcext:value-type="string">
            <text:p>d2g5</text:p>
          </table:table-cell>
          <table:table-cell office:value-type="float" office:value="4370916" calcext:value-type="float">
            <text:p>4370916</text:p>
          </table:table-cell>
          <table:table-cell/>
          <table:table-cell table:formula="of:=[.F22]-[.B2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h6</text:p>
          </table:table-cell>
          <table:table-cell office:value-type="float" office:value="3967365" calcext:value-type="float">
            <text:p>3967365</text:p>
          </table:table-cell>
          <table:table-cell table:number-columns-repeated="2"/>
          <table:table-cell office:value-type="string" calcext:value-type="string">
            <text:p>d2h6</text:p>
          </table:table-cell>
          <table:table-cell office:value-type="float" office:value="3967366" calcext:value-type="float">
            <text:p>3967366</text:p>
          </table:table-cell>
          <table:table-cell/>
          <table:table-cell table:formula="of:=[.F23]-[.B2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d6</text:p>
          </table:table-cell>
          <table:table-cell office:value-type="float" office:value="3835265" calcext:value-type="float">
            <text:p>3835265</text:p>
          </table:table-cell>
          <table:table-cell table:number-columns-repeated="2"/>
          <table:table-cell office:value-type="string" calcext:value-type="string">
            <text:p>d5d6</text:p>
          </table:table-cell>
          <table:table-cell office:value-type="float" office:value="3835266" calcext:value-type="float">
            <text:p>3835266</text:p>
          </table:table-cell>
          <table:table-cell/>
          <table:table-cell table:formula="of:=[.F24]-[.B2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5e6</text:p>
          </table:table-cell>
          <table:table-cell office:value-type="float" office:value="4727437" calcext:value-type="float">
            <text:p>4727437</text:p>
          </table:table-cell>
          <table:table-cell table:number-columns-repeated="2"/>
          <table:table-cell office:value-type="string" calcext:value-type="string">
            <text:p>d5e6</text:p>
          </table:table-cell>
          <table:table-cell office:value-type="float" office:value="4727438" calcext:value-type="float">
            <text:p>4727438</text:p>
          </table:table-cell>
          <table:table-cell/>
          <table:table-cell table:formula="of:=[.F25]-[.B2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c1</text:p>
          </table:table-cell>
          <table:table-cell office:value-type="float" office:value="3551583" calcext:value-type="float">
            <text:p>3551583</text:p>
          </table:table-cell>
          <table:table-cell table:number-columns-repeated="2"/>
          <table:table-cell office:value-type="string" calcext:value-type="string">
            <text:p>e1c1</text:p>
          </table:table-cell>
          <table:table-cell office:value-type="float" office:value="3551584" calcext:value-type="float">
            <text:p>3551584</text:p>
          </table:table-cell>
          <table:table-cell/>
          <table:table-cell table:formula="of:=[.F26]-[.B2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d1</text:p>
          </table:table-cell>
          <table:table-cell office:value-type="float" office:value="3559113" calcext:value-type="float">
            <text:p>3559113</text:p>
          </table:table-cell>
          <table:table-cell table:number-columns-repeated="2"/>
          <table:table-cell office:value-type="string" calcext:value-type="string">
            <text:p>e1d1</text:p>
          </table:table-cell>
          <table:table-cell office:value-type="float" office:value="3559114" calcext:value-type="float">
            <text:p>3559114</text:p>
          </table:table-cell>
          <table:table-cell/>
          <table:table-cell table:formula="of:=[.F27]-[.B27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f1</text:p>
          </table:table-cell>
          <table:table-cell office:value-type="float" office:value="3377351" calcext:value-type="float">
            <text:p>3377351</text:p>
          </table:table-cell>
          <table:table-cell table:number-columns-repeated="2"/>
          <table:table-cell office:value-type="string" calcext:value-type="string">
            <text:p>e1f1</text:p>
          </table:table-cell>
          <table:table-cell office:value-type="float" office:value="3377352" calcext:value-type="float">
            <text:p>3377352</text:p>
          </table:table-cell>
          <table:table-cell/>
          <table:table-cell table:formula="of:=[.F28]-[.B2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g1</text:p>
          </table:table-cell>
          <table:table-cell office:value-type="float" office:value="4119629" calcext:value-type="float">
            <text:p>4119629</text:p>
          </table:table-cell>
          <table:table-cell table:number-columns-repeated="2"/>
          <table:table-cell office:value-type="string" calcext:value-type="string">
            <text:p>e1g1</text:p>
          </table:table-cell>
          <table:table-cell office:value-type="float" office:value="4119630" calcext:value-type="float">
            <text:p>4119630</text:p>
          </table:table-cell>
          <table:table-cell/>
          <table:table-cell table:formula="of:=[.F29]-[.B2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a6</text:p>
          </table:table-cell>
          <table:table-cell office:value-type="float" office:value="3553501" calcext:value-type="float">
            <text:p>3553501</text:p>
          </table:table-cell>
          <table:table-cell table:number-columns-repeated="2"/>
          <table:table-cell office:value-type="string" calcext:value-type="string">
            <text:p>e2a6</text:p>
          </table:table-cell>
          <table:table-cell office:value-type="float" office:value="3553501" calcext:value-type="float">
            <text:p>3553501</text:p>
          </table:table-cell>
          <table:table-cell/>
          <table:table-cell table:formula="of:=[.F30]-[.B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b5</text:p>
          </table:table-cell>
          <table:table-cell office:value-type="float" office:value="4032348" calcext:value-type="float">
            <text:p>4032348</text:p>
          </table:table-cell>
          <table:table-cell table:number-columns-repeated="2"/>
          <table:table-cell office:value-type="string" calcext:value-type="string">
            <text:p>e2b5</text:p>
          </table:table-cell>
          <table:table-cell office:value-type="float" office:value="4032314" calcext:value-type="float">
            <text:p>4032314</text:p>
          </table:table-cell>
          <table:table-cell/>
          <table:table-cell table:formula="of:=[.F31]-[.B31]" office:value-type="float" office:value="-34" calcext:value-type="float">
            <text:p>-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c4</text:p>
          </table:table-cell>
          <table:table-cell office:value-type="float" office:value="4182989" calcext:value-type="float">
            <text:p>4182989</text:p>
          </table:table-cell>
          <table:table-cell table:number-columns-repeated="2"/>
          <table:table-cell office:value-type="string" calcext:value-type="string">
            <text:p>e2c4</text:p>
          </table:table-cell>
          <table:table-cell office:value-type="float" office:value="4182990" calcext:value-type="float">
            <text:p>4182990</text:p>
          </table:table-cell>
          <table:table-cell/>
          <table:table-cell table:formula="of:=[.F32]-[.B3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1</text:p>
          </table:table-cell>
          <table:table-cell office:value-type="float" office:value="3074219" calcext:value-type="float">
            <text:p>3074219</text:p>
          </table:table-cell>
          <table:table-cell table:number-columns-repeated="2"/>
          <table:table-cell office:value-type="string" calcext:value-type="string">
            <text:p>e2d1</text:p>
          </table:table-cell>
          <table:table-cell office:value-type="float" office:value="3074220" calcext:value-type="float">
            <text:p>3074220</text:p>
          </table:table-cell>
          <table:table-cell/>
          <table:table-cell table:formula="of:=[.F33]-[.B3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d3</text:p>
          </table:table-cell>
          <table:table-cell office:value-type="float" office:value="4066966" calcext:value-type="float">
            <text:p>4066966</text:p>
          </table:table-cell>
          <table:table-cell table:number-columns-repeated="2"/>
          <table:table-cell office:value-type="string" calcext:value-type="string">
            <text:p>e2d3</text:p>
          </table:table-cell>
          <table:table-cell office:value-type="float" office:value="4066967" calcext:value-type="float">
            <text:p>4066967</text:p>
          </table:table-cell>
          <table:table-cell/>
          <table:table-cell table:formula="of:=[.F34]-[.B3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f1</text:p>
          </table:table-cell>
          <table:table-cell office:value-type="float" office:value="4095479" calcext:value-type="float">
            <text:p>4095479</text:p>
          </table:table-cell>
          <table:table-cell table:number-columns-repeated="2"/>
          <table:table-cell office:value-type="string" calcext:value-type="string">
            <text:p>e2f1</text:p>
          </table:table-cell>
          <table:table-cell office:value-type="float" office:value="4095480" calcext:value-type="float">
            <text:p>4095480</text:p>
          </table:table-cell>
          <table:table-cell/>
          <table:table-cell table:formula="of:=[.F35]-[.B3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4</text:p>
          </table:table-cell>
          <table:table-cell office:value-type="float" office:value="3494887" calcext:value-type="float">
            <text:p>3494887</text:p>
          </table:table-cell>
          <table:table-cell table:number-columns-repeated="2"/>
          <table:table-cell office:value-type="string" calcext:value-type="string">
            <text:p>e5c4</text:p>
          </table:table-cell>
          <table:table-cell office:value-type="float" office:value="3494888" calcext:value-type="float">
            <text:p>3494888</text:p>
          </table:table-cell>
          <table:table-cell/>
          <table:table-cell table:formula="of:=[.F36]-[.B3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c6</text:p>
          </table:table-cell>
          <table:table-cell office:value-type="float" office:value="4083458" calcext:value-type="float">
            <text:p>4083458</text:p>
          </table:table-cell>
          <table:table-cell table:number-columns-repeated="2"/>
          <table:table-cell office:value-type="string" calcext:value-type="string">
            <text:p>e5c6</text:p>
          </table:table-cell>
          <table:table-cell office:value-type="float" office:value="4083459" calcext:value-type="float">
            <text:p>4083459</text:p>
          </table:table-cell>
          <table:table-cell/>
          <table:table-cell table:formula="of:=[.F37]-[.B37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3</text:p>
          </table:table-cell>
          <table:table-cell office:value-type="float" office:value="3288812" calcext:value-type="float">
            <text:p>3288812</text:p>
          </table:table-cell>
          <table:table-cell table:number-columns-repeated="2"/>
          <table:table-cell office:value-type="string" calcext:value-type="string">
            <text:p>e5d3</text:p>
          </table:table-cell>
          <table:table-cell office:value-type="float" office:value="3288813" calcext:value-type="float">
            <text:p>3288813</text:p>
          </table:table-cell>
          <table:table-cell/>
          <table:table-cell table:formula="of:=[.F38]-[.B3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d7</text:p>
          </table:table-cell>
          <table:table-cell office:value-type="float" office:value="4404043" calcext:value-type="float">
            <text:p>4404043</text:p>
          </table:table-cell>
          <table:table-cell table:number-columns-repeated="2"/>
          <table:table-cell office:value-type="string" calcext:value-type="string">
            <text:p>e5d7</text:p>
          </table:table-cell>
          <table:table-cell office:value-type="float" office:value="4404044" calcext:value-type="float">
            <text:p>4404044</text:p>
          </table:table-cell>
          <table:table-cell/>
          <table:table-cell table:formula="of:=[.F39]-[.B3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f7</text:p>
          </table:table-cell>
          <table:table-cell office:value-type="float" office:value="4164923" calcext:value-type="float">
            <text:p>4164923</text:p>
          </table:table-cell>
          <table:table-cell table:number-columns-repeated="2"/>
          <table:table-cell office:value-type="string" calcext:value-type="string">
            <text:p>e5f7</text:p>
          </table:table-cell>
          <table:table-cell office:value-type="float" office:value="4164924" calcext:value-type="float">
            <text:p>4164924</text:p>
          </table:table-cell>
          <table:table-cell/>
          <table:table-cell table:formula="of:=[.F40]-[.B4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4</text:p>
          </table:table-cell>
          <table:table-cell office:value-type="float" office:value="3415992" calcext:value-type="float">
            <text:p>3415992</text:p>
          </table:table-cell>
          <table:table-cell table:number-columns-repeated="2"/>
          <table:table-cell office:value-type="string" calcext:value-type="string">
            <text:p>e5g4</text:p>
          </table:table-cell>
          <table:table-cell office:value-type="float" office:value="3415993" calcext:value-type="float">
            <text:p>3415993</text:p>
          </table:table-cell>
          <table:table-cell/>
          <table:table-cell table:formula="of:=[.F41]-[.B4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g6</text:p>
          </table:table-cell>
          <table:table-cell office:value-type="float" office:value="3949417" calcext:value-type="float">
            <text:p>3949417</text:p>
          </table:table-cell>
          <table:table-cell table:number-columns-repeated="2"/>
          <table:table-cell office:value-type="string" calcext:value-type="string">
            <text:p>e5g6</text:p>
          </table:table-cell>
          <table:table-cell office:value-type="float" office:value="3949418" calcext:value-type="float">
            <text:p>3949418</text:p>
          </table:table-cell>
          <table:table-cell/>
          <table:table-cell table:formula="of:=[.F42]-[.B4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d3</text:p>
          </table:table-cell>
          <table:table-cell office:value-type="float" office:value="3949570" calcext:value-type="float">
            <text:p>3949570</text:p>
          </table:table-cell>
          <table:table-cell table:number-columns-repeated="2"/>
          <table:table-cell office:value-type="string" calcext:value-type="string">
            <text:p>f3d3</text:p>
          </table:table-cell>
          <table:table-cell office:value-type="float" office:value="3949571" calcext:value-type="float">
            <text:p>3949571</text:p>
          </table:table-cell>
          <table:table-cell/>
          <table:table-cell table:formula="of:=[.F43]-[.B4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e3</text:p>
          </table:table-cell>
          <table:table-cell office:value-type="float" office:value="4477772" calcext:value-type="float">
            <text:p>4477772</text:p>
          </table:table-cell>
          <table:table-cell table:number-columns-repeated="2"/>
          <table:table-cell office:value-type="string" calcext:value-type="string">
            <text:p>f3e3</text:p>
          </table:table-cell>
          <table:table-cell office:value-type="float" office:value="4477773" calcext:value-type="float">
            <text:p>4477773</text:p>
          </table:table-cell>
          <table:table-cell/>
          <table:table-cell table:formula="of:=[.F44]-[.B4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4</text:p>
          </table:table-cell>
          <table:table-cell office:value-type="float" office:value="4327936" calcext:value-type="float">
            <text:p>4327936</text:p>
          </table:table-cell>
          <table:table-cell table:number-columns-repeated="2"/>
          <table:table-cell office:value-type="string" calcext:value-type="string">
            <text:p>f3f4</text:p>
          </table:table-cell>
          <table:table-cell office:value-type="float" office:value="4327937" calcext:value-type="float">
            <text:p>4327937</text:p>
          </table:table-cell>
          <table:table-cell/>
          <table:table-cell table:formula="of:=[.F45]-[.B4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5</text:p>
          </table:table-cell>
          <table:table-cell office:value-type="float" office:value="5271134" calcext:value-type="float">
            <text:p>5271134</text:p>
          </table:table-cell>
          <table:table-cell table:number-columns-repeated="2"/>
          <table:table-cell office:value-type="string" calcext:value-type="string">
            <text:p>f3f5</text:p>
          </table:table-cell>
          <table:table-cell office:value-type="float" office:value="5271135" calcext:value-type="float">
            <text:p>5271135</text:p>
          </table:table-cell>
          <table:table-cell/>
          <table:table-cell table:formula="of:=[.F46]-[.B46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f6</text:p>
          </table:table-cell>
          <table:table-cell office:value-type="float" office:value="3975992" calcext:value-type="float">
            <text:p>3975992</text:p>
          </table:table-cell>
          <table:table-cell table:number-columns-repeated="2"/>
          <table:table-cell office:value-type="string" calcext:value-type="string">
            <text:p>f3f6</text:p>
          </table:table-cell>
          <table:table-cell office:value-type="float" office:value="3975993" calcext:value-type="float">
            <text:p>3975993</text:p>
          </table:table-cell>
          <table:table-cell/>
          <table:table-cell table:formula="of:=[.F47]-[.B47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3</text:p>
          </table:table-cell>
          <table:table-cell office:value-type="float" office:value="4669768" calcext:value-type="float">
            <text:p>4669768</text:p>
          </table:table-cell>
          <table:table-cell table:number-columns-repeated="2"/>
          <table:table-cell office:value-type="string" calcext:value-type="string">
            <text:p>f3g3</text:p>
          </table:table-cell>
          <table:table-cell office:value-type="float" office:value="4669769" calcext:value-type="float">
            <text:p>4669769</text:p>
          </table:table-cell>
          <table:table-cell/>
          <table:table-cell table:formula="of:=[.F48]-[.B48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g4</text:p>
          </table:table-cell>
          <table:table-cell office:value-type="float" office:value="4514010" calcext:value-type="float">
            <text:p>4514010</text:p>
          </table:table-cell>
          <table:table-cell table:number-columns-repeated="2"/>
          <table:table-cell office:value-type="string" calcext:value-type="string">
            <text:p>f3g4</text:p>
          </table:table-cell>
          <table:table-cell office:value-type="float" office:value="4514011" calcext:value-type="float">
            <text:p>4514011</text:p>
          </table:table-cell>
          <table:table-cell/>
          <table:table-cell table:formula="of:=[.F49]-[.B4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3</text:p>
          </table:table-cell>
          <table:table-cell office:value-type="float" office:value="5067173" calcext:value-type="float">
            <text:p>5067173</text:p>
          </table:table-cell>
          <table:table-cell table:number-columns-repeated="2"/>
          <table:table-cell office:value-type="string" calcext:value-type="string">
            <text:p>f3h3</text:p>
          </table:table-cell>
          <table:table-cell office:value-type="float" office:value="5067174" calcext:value-type="float">
            <text:p>5067174</text:p>
          </table:table-cell>
          <table:table-cell/>
          <table:table-cell table:formula="of:=[.F50]-[.B5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h5</text:p>
          </table:table-cell>
          <table:table-cell office:value-type="float" office:value="4743335" calcext:value-type="float">
            <text:p>4743335</text:p>
          </table:table-cell>
          <table:table-cell table:number-columns-repeated="2"/>
          <table:table-cell office:value-type="string" calcext:value-type="string">
            <text:p>f3h5</text:p>
          </table:table-cell>
          <table:table-cell office:value-type="float" office:value="4743336" calcext:value-type="float">
            <text:p>4743336</text:p>
          </table:table-cell>
          <table:table-cell/>
          <table:table-cell table:formula="of:=[.F51]-[.B5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3</text:p>
          </table:table-cell>
          <table:table-cell office:value-type="float" office:value="3472039" calcext:value-type="float">
            <text:p>3472039</text:p>
          </table:table-cell>
          <table:table-cell table:number-columns-repeated="2"/>
          <table:table-cell office:value-type="string" calcext:value-type="string">
            <text:p>g2g3</text:p>
          </table:table-cell>
          <table:table-cell office:value-type="float" office:value="3472040" calcext:value-type="float">
            <text:p>3472040</text:p>
          </table:table-cell>
          <table:table-cell/>
          <table:table-cell table:formula="of:=[.F52]-[.B5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g4</text:p>
          </table:table-cell>
          <table:table-cell office:value-type="float" office:value="3338154" calcext:value-type="float">
            <text:p>3338154</text:p>
          </table:table-cell>
          <table:table-cell table:number-columns-repeated="2"/>
          <table:table-cell office:value-type="string" calcext:value-type="string">
            <text:p>g2g4</text:p>
          </table:table-cell>
          <table:table-cell office:value-type="float" office:value="3338155" calcext:value-type="float">
            <text:p>3338155</text:p>
          </table:table-cell>
          <table:table-cell/>
          <table:table-cell table:formula="of:=[.F53]-[.B5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h3</text:p>
          </table:table-cell>
          <table:table-cell office:value-type="float" office:value="3819456" calcext:value-type="float">
            <text:p>3819456</text:p>
          </table:table-cell>
          <table:table-cell table:number-columns-repeated="2"/>
          <table:table-cell office:value-type="string" calcext:value-type="string">
            <text:p>g2h3</text:p>
          </table:table-cell>
          <table:table-cell office:value-type="float" office:value="3819457" calcext:value-type="float">
            <text:p>3819457</text:p>
          </table:table-cell>
          <table:table-cell/>
          <table:table-cell table:formula="of:=[.F54]-[.B5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f1</text:p>
          </table:table-cell>
          <table:table-cell office:value-type="float" office:value="3685756" calcext:value-type="float">
            <text:p>3685756</text:p>
          </table:table-cell>
          <table:table-cell table:number-columns-repeated="2"/>
          <table:table-cell office:value-type="string" calcext:value-type="string">
            <text:p>h1f1</text:p>
          </table:table-cell>
          <table:table-cell office:value-type="float" office:value="3685757" calcext:value-type="float">
            <text:p>3685757</text:p>
          </table:table-cell>
          <table:table-cell/>
          <table:table-cell table:formula="of:=[.F55]-[.B5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g1</text:p>
          </table:table-cell>
          <table:table-cell office:value-type="float" office:value="3989454" calcext:value-type="float">
            <text:p>3989454</text:p>
          </table:table-cell>
          <table:table-cell table:number-columns-repeated="2"/>
          <table:table-cell office:value-type="string" calcext:value-type="string">
            <text:p>h1g1</text:p>
          </table:table-cell>
          <table:table-cell office:value-type="float" office:value="3989455" calcext:value-type="float">
            <text:p>3989455</text:p>
          </table:table-cell>
          <table:table-cell/>
          <table:table-cell table:formula="of:=[.F56]-[.B56]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FEN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office:value-type="string" calcext:value-type="string">
            <text:p>r3k2r/p1ppqpb1/bn2pnp1/3PN3/Pp2P3/2N2Q1p/1PPBBPPP/R3K2R b KQkq - 0 1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 calcext:value-type="string">
            <text:p>Depth 3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office:value-type="string" calcext:value-type="string">
            <text:p>Divide results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 calcext:value-type="string">
            <text:p>ROCE</text:p>
          </table:table-cell>
          <table:table-cell table:style-name="ce1" table:number-columns-repeated="3"/>
          <table:table-cell table:style-name="ce1" office:value-type="string" calcext:value-type="string">
            <text:p>Kestrel</text:p>
          </table:table-cell>
          <table:table-cell table:style-name="ce1" table:number-columns-repeated="2"/>
          <table:table-cell table:style-name="ce1" office:value-type="string" calcext:value-type="string">
            <text:p>diff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2" office:value-type="string" calcext:value-type="string">
            <text:p>a6b5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table:number-columns-repeated="2"/>
          <table:table-cell table:style-name="ce2" office:value-type="string" calcext:value-type="string">
            <text:p>h8f8</text:p>
          </table:table-cell>
          <table:table-cell table:style-name="ce2" office:value-type="float" office:value="1744" calcext:value-type="float">
            <text:p>1744</text:p>
          </table:table-cell>
          <table:table-cell table:style-name="ce2"/>
          <table:table-cell table:style-name="ce2" table:formula="of:=[.F69]-[.B69]" office:value-type="float" office:value="-430" calcext:value-type="float">
            <text:p>-430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a6b7</text:p>
          </table:table-cell>
          <table:table-cell office:value-type="float" office:value="2097" calcext:value-type="float">
            <text:p>2097</text:p>
          </table:table-cell>
          <table:table-cell table:number-columns-repeated="2"/>
          <table:table-cell office:value-type="string" calcext:value-type="string">
            <text:p>b6c8</text:p>
          </table:table-cell>
          <table:table-cell office:value-type="float" office:value="1790" calcext:value-type="float">
            <text:p>1790</text:p>
          </table:table-cell>
          <table:table-cell/>
          <table:table-cell table:formula="of:=[.F70]-[.B70]" office:value-type="float" office:value="-307" calcext:value-type="float">
            <text:p>-3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c4</text:p>
          </table:table-cell>
          <table:table-cell office:value-type="float" office:value="2093" calcext:value-type="float">
            <text:p>2093</text:p>
          </table:table-cell>
          <table:table-cell table:number-columns-repeated="2"/>
          <table:table-cell office:value-type="string" calcext:value-type="string">
            <text:p>a6c8</text:p>
          </table:table-cell>
          <table:table-cell office:value-type="float" office:value="1805" calcext:value-type="float">
            <text:p>1805</text:p>
          </table:table-cell>
          <table:table-cell/>
          <table:table-cell table:formula="of:=[.F71]-[.B71]" office:value-type="float" office:value="-288" calcext:value-type="float">
            <text:p>-2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c8</text:p>
          </table:table-cell>
          <table:table-cell office:value-type="float" office:value="1805" calcext:value-type="float">
            <text:p>1805</text:p>
          </table:table-cell>
          <table:table-cell table:number-columns-repeated="2"/>
          <table:table-cell office:value-type="string" calcext:value-type="string">
            <text:p>h8g8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F72]-[.B72]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d3</text:p>
          </table:table-cell>
          <table:table-cell office:value-type="float" office:value="2082" calcext:value-type="float">
            <text:p>2082</text:p>
          </table:table-cell>
          <table:table-cell table:number-columns-repeated="2"/>
          <table:table-cell office:value-type="string" calcext:value-type="string">
            <text:p>g7f8</text:p>
          </table:table-cell>
          <table:table-cell office:value-type="float" office:value="1888" calcext:value-type="float">
            <text:p>1888</text:p>
          </table:table-cell>
          <table:table-cell/>
          <table:table-cell table:formula="of:=[.F73]-[.B73]" office:value-type="float" office:value="-194" calcext:value-type="float">
            <text:p>-1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6e2</text:p>
          </table:table-cell>
          <table:table-cell office:value-type="float" office:value="1910" calcext:value-type="float">
            <text:p>1910</text:p>
          </table:table-cell>
          <table:table-cell table:number-columns-repeated="2"/>
          <table:table-cell office:value-type="string" calcext:value-type="string">
            <text:p>a6e2</text:p>
          </table:table-cell>
          <table:table-cell office:value-type="float" office:value="1910" calcext:value-type="float">
            <text:p>1910</text:p>
          </table:table-cell>
          <table:table-cell/>
          <table:table-cell table:formula="of:=[.F74]-[.B7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8b8</text:p>
          </table:table-cell>
          <table:table-cell office:value-type="float" office:value="2133" calcext:value-type="float">
            <text:p>2133</text:p>
          </table:table-cell>
          <table:table-cell table:number-columns-repeated="2"/>
          <table:table-cell office:value-type="string" calcext:value-type="string">
            <text:p>e8f8</text:p>
          </table:table-cell>
          <table:table-cell office:value-type="float" office:value="1913" calcext:value-type="float">
            <text:p>1913</text:p>
          </table:table-cell>
          <table:table-cell/>
          <table:table-cell table:formula="of:=[.F75]-[.B75]" office:value-type="float" office:value="-220" calcext:value-type="float">
            <text:p>-2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8c8</text:p>
          </table:table-cell>
          <table:table-cell office:value-type="float" office:value="1987" calcext:value-type="float">
            <text:p>1987</text:p>
          </table:table-cell>
          <table:table-cell table:number-columns-repeated="2"/>
          <table:table-cell office:value-type="string" calcext:value-type="string">
            <text:p>e7f8</text:p>
          </table:table-cell>
          <table:table-cell office:value-type="float" office:value="1929" calcext:value-type="float">
            <text:p>1929</text:p>
          </table:table-cell>
          <table:table-cell/>
          <table:table-cell table:formula="of:=[.F76]-[.B76]" office:value-type="float" office:value="-58" calcext:value-type="float">
            <text:p>-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8d8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office:value-type="string" calcext:value-type="string">
            <text:p>e7d8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F77]-[.B77]" office:value-type="float" office:value="-55" calcext:value-type="float">
            <text:p>-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4b3</text:p>
          </table:table-cell>
          <table:table-cell office:value-type="float" office:value="2133" calcext:value-type="float">
            <text:p>2133</text:p>
          </table:table-cell>
          <table:table-cell table:number-columns-repeated="2"/>
          <table:table-cell office:value-type="string" calcext:value-type="string">
            <text:p>h8h6</text:p>
          </table:table-cell>
          <table:table-cell office:value-type="float" office:value="1936" calcext:value-type="float">
            <text:p>1936</text:p>
          </table:table-cell>
          <table:table-cell/>
          <table:table-cell table:formula="of:=[.F78]-[.B78]" office:value-type="float" office:value="-197" calcext:value-type="float">
            <text:p>-1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4c3</text:p>
          </table:table-cell>
          <table:table-cell office:value-type="float" office:value="2170" calcext:value-type="float">
            <text:p>2170</text:p>
          </table:table-cell>
          <table:table-cell table:number-columns-repeated="2"/>
          <table:table-cell office:value-type="string" calcext:value-type="string">
            <text:p>h8h7</text:p>
          </table:table-cell>
          <table:table-cell office:value-type="float" office:value="1937" calcext:value-type="float">
            <text:p>1937</text:p>
          </table:table-cell>
          <table:table-cell/>
          <table:table-cell table:formula="of:=[.F79]-[.B79]" office:value-type="float" office:value="-233" calcext:value-type="float">
            <text:p>-2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a4</text:p>
          </table:table-cell>
          <table:table-cell office:value-type="float" office:value="2114" calcext:value-type="float">
            <text:p>2114</text:p>
          </table:table-cell>
          <table:table-cell table:number-columns-repeated="2"/>
          <table:table-cell office:value-type="string" calcext:value-type="string">
            <text:p>e8g8</text:p>
          </table:table-cell>
          <table:table-cell office:value-type="float" office:value="1939" calcext:value-type="float">
            <text:p>1939</text:p>
          </table:table-cell>
          <table:table-cell/>
          <table:table-cell table:formula="of:=[.F80]-[.B80]" office:value-type="float" office:value="-175" calcext:value-type="float">
            <text:p>-1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c4</text:p>
          </table:table-cell>
          <table:table-cell office:value-type="float" office:value="2046" calcext:value-type="float">
            <text:p>2046</text:p>
          </table:table-cell>
          <table:table-cell table:number-columns-repeated="2"/>
          <table:table-cell office:value-type="string" calcext:value-type="string">
            <text:p>e8d8</text:p>
          </table:table-cell>
          <table:table-cell office:value-type="float" office:value="1955" calcext:value-type="float">
            <text:p>1955</text:p>
          </table:table-cell>
          <table:table-cell/>
          <table:table-cell table:formula="of:=[.F81]-[.B81]" office:value-type="float" office:value="-91" calcext:value-type="float">
            <text:p>-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c8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b6d5</text:p>
          </table:table-cell>
          <table:table-cell office:value-type="float" office:value="1978" calcext:value-type="float">
            <text:p>1978</text:p>
          </table:table-cell>
          <table:table-cell/>
          <table:table-cell table:formula="of:=[.F82]-[.B82]" office:value-type="float" office:value="188" calcext:value-type="float">
            <text:p>1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6d5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a8c8</text:p>
          </table:table-cell>
          <table:table-cell office:value-type="float" office:value="1987" calcext:value-type="float">
            <text:p>1987</text:p>
          </table:table-cell>
          <table:table-cell/>
          <table:table-cell table:formula="of:=[.F83]-[.B83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c5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office:value-type="string" calcext:value-type="string">
            <text:p>a8d8</text:p>
          </table:table-cell>
          <table:table-cell office:value-type="float" office:value="1989" calcext:value-type="float">
            <text:p>1989</text:p>
          </table:table-cell>
          <table:table-cell/>
          <table:table-cell table:formula="of:=[.F84]-[.B84]" office:value-type="float" office:value="-36" calcext:value-type="float">
            <text:p>-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c6</text:p>
          </table:table-cell>
          <table:table-cell office:value-type="float" office:value="2123" calcext:value-type="float">
            <text:p>2123</text:p>
          </table:table-cell>
          <table:table-cell table:number-columns-repeated="2"/>
          <table:table-cell office:value-type="string" calcext:value-type="string">
            <text:p>e8c8</text:p>
          </table:table-cell>
          <table:table-cell office:value-type="float" office:value="2004" calcext:value-type="float">
            <text:p>2004</text:p>
          </table:table-cell>
          <table:table-cell/>
          <table:table-cell table:formula="of:=[.F85]-[.B85]" office:value-type="float" office:value="-119" calcext:value-type="float">
            <text:p>-1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7d6</text:p>
          </table:table-cell>
          <table:table-cell office:value-type="float" office:value="2049" calcext:value-type="float">
            <text:p>2049</text:p>
          </table:table-cell>
          <table:table-cell table:number-columns-repeated="2"/>
          <table:table-cell office:value-type="string" calcext:value-type="string">
            <text:p>c7c5</text:p>
          </table:table-cell>
          <table:table-cell office:value-type="float" office:value="2025" calcext:value-type="float">
            <text:p>2025</text:p>
          </table:table-cell>
          <table:table-cell/>
          <table:table-cell table:formula="of:=[.F86]-[.B86]" office:value-type="float" office:value="-24" calcext:value-type="float">
            <text:p>-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6d5</text:p>
          </table:table-cell>
          <table:table-cell office:value-type="float" office:value="2130" calcext:value-type="float">
            <text:p>2130</text:p>
          </table:table-cell>
          <table:table-cell table:number-columns-repeated="2"/>
          <table:table-cell office:value-type="string" calcext:value-type="string">
            <text:p>g6g5</text:p>
          </table:table-cell>
          <table:table-cell office:value-type="float" office:value="2038" calcext:value-type="float">
            <text:p>2038</text:p>
          </table:table-cell>
          <table:table-cell/>
          <table:table-cell table:formula="of:=[.F87]-[.B87]" office:value-type="float" office:value="-92" calcext:value-type="float">
            <text:p>-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c5</text:p>
          </table:table-cell>
          <table:table-cell office:value-type="float" office:value="2463" calcext:value-type="float">
            <text:p>2463</text:p>
          </table:table-cell>
          <table:table-cell table:number-columns-repeated="2"/>
          <table:table-cell office:value-type="string" calcext:value-type="string">
            <text:p>b6c4</text:p>
          </table:table-cell>
          <table:table-cell office:value-type="float" office:value="2046" calcext:value-type="float">
            <text:p>2046</text:p>
          </table:table-cell>
          <table:table-cell/>
          <table:table-cell table:formula="of:=[.F88]-[.B88]" office:value-type="float" office:value="-417" calcext:value-type="float">
            <text:p>-4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d6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string" calcext:value-type="string">
            <text:p>d7d6</text:p>
          </table:table-cell>
          <table:table-cell office:value-type="float" office:value="2049" calcext:value-type="float">
            <text:p>2049</text:p>
          </table:table-cell>
          <table:table-cell/>
          <table:table-cell table:formula="of:=[.F89]-[.B89]" office:value-type="float" office:value="-105" calcext:value-type="float">
            <text:p>-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d8</text:p>
          </table:table-cell>
          <table:table-cell office:value-type="float" office:value="1934" calcext:value-type="float">
            <text:p>1934</text:p>
          </table:table-cell>
          <table:table-cell table:number-columns-repeated="2"/>
          <table:table-cell office:value-type="string" calcext:value-type="string">
            <text:p>a6d3</text:p>
          </table:table-cell>
          <table:table-cell office:value-type="float" office:value="2082" calcext:value-type="float">
            <text:p>2082</text:p>
          </table:table-cell>
          <table:table-cell/>
          <table:table-cell table:formula="of:=[.F90]-[.B90]"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7f8</text:p>
          </table:table-cell>
          <table:table-cell office:value-type="float" office:value="1929" calcext:value-type="float">
            <text:p>1929</text:p>
          </table:table-cell>
          <table:table-cell table:number-columns-repeated="2"/>
          <table:table-cell office:value-type="string" calcext:value-type="string">
            <text:p>h8h5</text:p>
          </table:table-cell>
          <table:table-cell office:value-type="float" office:value="2083" calcext:value-type="float">
            <text:p>2083</text:p>
          </table:table-cell>
          <table:table-cell/>
          <table:table-cell table:formula="of:=[.F91]-[.B91]" office:value-type="float" office:value="154" calcext:value-type="float">
            <text:p>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c8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string" calcext:value-type="string">
            <text:p>f6h7</text:p>
          </table:table-cell>
          <table:table-cell office:value-type="float" office:value="2091" calcext:value-type="float">
            <text:p>2091</text:p>
          </table:table-cell>
          <table:table-cell/>
          <table:table-cell table:formula="of:=[.F92]-[.B92]"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d8</text:p>
          </table:table-cell>
          <table:table-cell office:value-type="float" office:value="1955" calcext:value-type="float">
            <text:p>1955</text:p>
          </table:table-cell>
          <table:table-cell table:number-columns-repeated="2"/>
          <table:table-cell office:value-type="string" calcext:value-type="string">
            <text:p>f6g8</text:p>
          </table:table-cell>
          <table:table-cell office:value-type="float" office:value="2092" calcext:value-type="float">
            <text:p>2092</text:p>
          </table:table-cell>
          <table:table-cell/>
          <table:table-cell table:formula="of:=[.F93]-[.B93]" office:value-type="float" office:value="137" calcext:value-type="float">
            <text:p>1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f8</text:p>
          </table:table-cell>
          <table:table-cell office:value-type="float" office:value="1913" calcext:value-type="float">
            <text:p>1913</text:p>
          </table:table-cell>
          <table:table-cell table:number-columns-repeated="2"/>
          <table:table-cell office:value-type="string" calcext:value-type="string">
            <text:p>a6c4</text:p>
          </table:table-cell>
          <table:table-cell office:value-type="float" office:value="2093" calcext:value-type="float">
            <text:p>2093</text:p>
          </table:table-cell>
          <table:table-cell/>
          <table:table-cell table:formula="of:=[.F94]-[.B94]"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8g8</text:p>
          </table:table-cell>
          <table:table-cell office:value-type="float" office:value="1939" calcext:value-type="float">
            <text:p>1939</text:p>
          </table:table-cell>
          <table:table-cell table:number-columns-repeated="2"/>
          <table:table-cell office:value-type="string" calcext:value-type="string">
            <text:p>a6b7</text:p>
          </table:table-cell>
          <table:table-cell office:value-type="float" office:value="2097" calcext:value-type="float">
            <text:p>2097</text:p>
          </table:table-cell>
          <table:table-cell/>
          <table:table-cell table:formula="of:=[.F95]-[.B95]" office:value-type="float" office:value="158" calcext:value-type="float">
            <text:p>1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d5</text:p>
          </table:table-cell>
          <table:table-cell office:value-type="float" office:value="2231" calcext:value-type="float">
            <text:p>2231</text:p>
          </table:table-cell>
          <table:table-cell table:number-columns-repeated="2"/>
          <table:table-cell office:value-type="string" calcext:value-type="string">
            <text:p>b6a4</text:p>
          </table:table-cell>
          <table:table-cell office:value-type="float" office:value="2114" calcext:value-type="float">
            <text:p>2114</text:p>
          </table:table-cell>
          <table:table-cell/>
          <table:table-cell table:formula="of:=[.F96]-[.B96]" office:value-type="float" office:value="-117" calcext:value-type="float">
            <text:p>-1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e4</text:p>
          </table:table-cell>
          <table:table-cell office:value-type="float" office:value="2618" calcext:value-type="float">
            <text:p>2618</text:p>
          </table:table-cell>
          <table:table-cell table:number-columns-repeated="2"/>
          <table:table-cell office:value-type="string" calcext:value-type="string">
            <text:p>g7h6</text:p>
          </table:table-cell>
          <table:table-cell office:value-type="float" office:value="2115" calcext:value-type="float">
            <text:p>2115</text:p>
          </table:table-cell>
          <table:table-cell/>
          <table:table-cell table:formula="of:=[.F97]-[.B97]" office:value-type="float" office:value="-503" calcext:value-type="float">
            <text:p>-5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g4</text:p>
          </table:table-cell>
          <table:table-cell office:value-type="float" office:value="2322" calcext:value-type="float">
            <text:p>2322</text:p>
          </table:table-cell>
          <table:table-cell table:number-columns-repeated="2"/>
          <table:table-cell office:value-type="string" calcext:value-type="string">
            <text:p>h8h4</text:p>
          </table:table-cell>
          <table:table-cell office:value-type="float" office:value="2122" calcext:value-type="float">
            <text:p>2122</text:p>
          </table:table-cell>
          <table:table-cell/>
          <table:table-cell table:formula="of:=[.F98]-[.B98]" office:value-type="float" office:value="-200" calcext:value-type="float">
            <text:p>-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g8</text:p>
          </table:table-cell>
          <table:table-cell office:value-type="float" office:value="2092" calcext:value-type="float">
            <text:p>2092</text:p>
          </table:table-cell>
          <table:table-cell table:number-columns-repeated="2"/>
          <table:table-cell office:value-type="string" calcext:value-type="string">
            <text:p>c7c6</text:p>
          </table:table-cell>
          <table:table-cell office:value-type="float" office:value="2123" calcext:value-type="float">
            <text:p>2123</text:p>
          </table:table-cell>
          <table:table-cell/>
          <table:table-cell table:formula="of:=[.F99]-[.B99]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h5</text:p>
          </table:table-cell>
          <table:table-cell office:value-type="float" office:value="2187" calcext:value-type="float">
            <text:p>2187</text:p>
          </table:table-cell>
          <table:table-cell table:number-columns-repeated="2"/>
          <table:table-cell office:value-type="string" calcext:value-type="string">
            <text:p>e6d5</text:p>
          </table:table-cell>
          <table:table-cell office:value-type="float" office:value="2130" calcext:value-type="float">
            <text:p>2130</text:p>
          </table:table-cell>
          <table:table-cell/>
          <table:table-cell table:formula="of:=[.F100]-[.B100]" office:value-type="float" office:value="-57" calcext:value-type="float">
            <text:p>-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h7</text:p>
          </table:table-cell>
          <table:table-cell office:value-type="float" office:value="2091" calcext:value-type="float">
            <text:p>2091</text:p>
          </table:table-cell>
          <table:table-cell table:number-columns-repeated="2"/>
          <table:table-cell office:value-type="string" calcext:value-type="string">
            <text:p>b4b3</text:p>
          </table:table-cell>
          <table:table-cell office:value-type="float" office:value="2133" calcext:value-type="float">
            <text:p>2133</text:p>
          </table:table-cell>
          <table:table-cell/>
          <table:table-cell table:formula="of:=[.F101]-[.B101]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6g5</text:p>
          </table:table-cell>
          <table:table-cell office:value-type="float" office:value="2038" calcext:value-type="float">
            <text:p>2038</text:p>
          </table:table-cell>
          <table:table-cell table:number-columns-repeated="2"/>
          <table:table-cell office:value-type="string" calcext:value-type="string">
            <text:p>a8b8</text:p>
          </table:table-cell>
          <table:table-cell office:value-type="float" office:value="2133" calcext:value-type="float">
            <text:p>2133</text:p>
          </table:table-cell>
          <table:table-cell/>
          <table:table-cell table:formula="of:=[.F102]-[.B102]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7f8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string" calcext:value-type="string">
            <text:p>e7d6</text:p>
          </table:table-cell>
          <table:table-cell office:value-type="float" office:value="2154" calcext:value-type="float">
            <text:p>2154</text:p>
          </table:table-cell>
          <table:table-cell/>
          <table:table-cell table:formula="of:=[.F103]-[.B103]" office:value-type="float" office:value="266" calcext:value-type="float">
            <text:p>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7h6</text:p>
          </table:table-cell>
          <table:table-cell office:value-type="float" office:value="2115" calcext:value-type="float">
            <text:p>2115</text:p>
          </table:table-cell>
          <table:table-cell table:number-columns-repeated="2"/>
          <table:table-cell office:value-type="string" calcext:value-type="string">
            <text:p>b4c3</text:p>
          </table:table-cell>
          <table:table-cell office:value-type="float" office:value="2170" calcext:value-type="float">
            <text:p>2170</text:p>
          </table:table-cell>
          <table:table-cell/>
          <table:table-cell table:formula="of:=[.F104]-[.B104]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g2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string" calcext:value-type="string">
            <text:p>a6b5</text:p>
          </table:table-cell>
          <table:table-cell office:value-type="float" office:value="2174" calcext:value-type="float">
            <text:p>2174</text:p>
          </table:table-cell>
          <table:table-cell/>
          <table:table-cell table:formula="of:=[.F105]-[.B105]" office:value-type="float" office:value="-226" calcext:value-type="float">
            <text:p>-2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f8</text:p>
          </table:table-cell>
          <table:table-cell office:value-type="float" office:value="1744" calcext:value-type="float">
            <text:p>1744</text:p>
          </table:table-cell>
          <table:table-cell table:number-columns-repeated="2"/>
          <table:table-cell office:value-type="string" calcext:value-type="string">
            <text:p>f6h5</text:p>
          </table:table-cell>
          <table:table-cell office:value-type="float" office:value="2187" calcext:value-type="float">
            <text:p>2187</text:p>
          </table:table-cell>
          <table:table-cell/>
          <table:table-cell table:formula="of:=[.F106]-[.B106]" office:value-type="float" office:value="443" calcext:value-type="float">
            <text:p>4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g8</text:p>
          </table:table-cell>
          <table:table-cell office:value-type="float" office:value="1840" calcext:value-type="float">
            <text:p>1840</text:p>
          </table:table-cell>
          <table:table-cell table:number-columns-repeated="2"/>
          <table:table-cell office:value-type="string" calcext:value-type="string">
            <text:p>f6d5</text:p>
          </table:table-cell>
          <table:table-cell office:value-type="float" office:value="2231" calcext:value-type="float">
            <text:p>2231</text:p>
          </table:table-cell>
          <table:table-cell/>
          <table:table-cell table:formula="of:=[.F107]-[.B107]" office:value-type="float" office:value="391" calcext:value-type="float">
            <text:p>3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4</text:p>
          </table:table-cell>
          <table:table-cell office:value-type="float" office:value="2122" calcext:value-type="float">
            <text:p>2122</text:p>
          </table:table-cell>
          <table:table-cell table:number-columns-repeated="2"/>
          <table:table-cell office:value-type="string" calcext:value-type="string">
            <text:p>f6g4</text:p>
          </table:table-cell>
          <table:table-cell office:value-type="float" office:value="2322" calcext:value-type="float">
            <text:p>2322</text:p>
          </table:table-cell>
          <table:table-cell/>
          <table:table-cell table:formula="of:=[.F108]-[.B108]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5</text:p>
          </table:table-cell>
          <table:table-cell office:value-type="float" office:value="2083" calcext:value-type="float">
            <text:p>2083</text:p>
          </table:table-cell>
          <table:table-cell table:number-columns-repeated="2"/>
          <table:table-cell office:value-type="string" calcext:value-type="string">
            <text:p>h3g2</text:p>
          </table:table-cell>
          <table:table-cell office:value-type="float" office:value="2400" calcext:value-type="float">
            <text:p>2400</text:p>
          </table:table-cell>
          <table:table-cell/>
          <table:table-cell table:formula="of:=[.F109]-[.B109]" office:value-type="float" office:value="317" calcext:value-type="float">
            <text:p>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6</text:p>
          </table:table-cell>
          <table:table-cell office:value-type="float" office:value="1936" calcext:value-type="float">
            <text:p>1936</text:p>
          </table:table-cell>
          <table:table-cell table:number-columns-repeated="2"/>
          <table:table-cell office:value-type="string" calcext:value-type="string">
            <text:p>e7c5</text:p>
          </table:table-cell>
          <table:table-cell office:value-type="float" office:value="2463" calcext:value-type="float">
            <text:p>2463</text:p>
          </table:table-cell>
          <table:table-cell/>
          <table:table-cell table:formula="of:=[.F110]-[.B110]" office:value-type="float" office:value="527" calcext:value-type="float">
            <text:p>5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h7</text:p>
          </table:table-cell>
          <table:table-cell office:value-type="float" office:value="1937" calcext:value-type="float">
            <text:p>1937</text:p>
          </table:table-cell>
          <table:table-cell table:number-columns-repeated="2"/>
          <table:table-cell office:value-type="string" calcext:value-type="string">
            <text:p>f6e4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[.F111]-[.B111]" office:value-type="float" office:value="681" calcext:value-type="float">
            <text:p>68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A114:Sheet1.B1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 style:data-style-name="N2" text:time-value="19:07:22.236513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die </meta:initial-creator>
    <meta:creation-date>2015-09-11T19:52:58.224679461</meta:creation-date>
    <dc:date>2015-09-17T20:00:10.250914573</dc:date>
    <dc:creator>eddie </dc:creator>
    <meta:editing-duration>PT49M42S</meta:editing-duration>
    <meta:editing-cycles>10</meta:editing-cycles>
    <meta:generator>LibreOffice/4.3.3.2$Linux_X86_64 LibreOffice_project/430m0$Build-2</meta:generator>
    <meta:document-statistic meta:table-count="1" meta:cell-count="470" meta:object-count="0"/>
  </office:meta>
</office:document-meta>
</file>